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49.89pt"/>
    </style:style>
    <style:style style:name="co5" style:family="table-column">
      <style:table-column-properties fo:break-before="auto" style:column-width="64.94pt"/>
    </style:style>
    <style:style style:name="co6" style:family="table-column">
      <style:table-column-properties fo:break-before="auto" style:column-width="50.51pt"/>
    </style:style>
    <style:style style:name="co7" style:family="table-column">
      <style:table-column-properties fo:break-before="auto" style:column-width="41.5pt"/>
    </style:style>
    <style:style style:name="co8" style:family="table-column">
      <style:table-column-properties fo:break-before="auto" style:column-width="32.09pt"/>
    </style:style>
    <style:style style:name="co9" style:family="table-column">
      <style:table-column-properties fo:break-before="auto" style:column-width="27.89pt"/>
    </style:style>
    <style:style style:name="co10" style:family="table-column">
      <style:table-column-properties fo:break-before="auto" style:column-width="21.86pt"/>
    </style:style>
    <style:style style:name="co11" style:family="table-column">
      <style:table-column-properties fo:break-before="auto" style:column-width="29.7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80808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6pt solid #808080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80808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wpt_table_moontelop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0" table:default-cell-style-name="ce3"/>
        <table:table-header-rows>
          <table:table-row table:style-name="ro1">
            <table:table-cell table:style-name="ce1" office:value-type="string" calcext:value-type="string">
              <text:p>type</text:p>
            </table:table-cell>
            <table:table-cell table:style-name="ce1" office:value-type="string" calcext:value-type="string">
              <text:p>tier</text:p>
            </table:table-cell>
            <table:table-cell table:style-name="ce1" office:value-type="string" calcext:value-type="string">
              <text:p>id</text:p>
            </table:table-cell>
            <table:table-cell table:style-name="ce1" office:value-type="string" calcext:value-type="string">
              <text:p>lat</text:p>
            </table:table-cell>
            <table:table-cell table:style-name="ce1" office:value-type="string" calcext:value-type="string">
              <text:p>long</text:p>
            </table:table-cell>
            <table:table-cell table:style-name="ce1" office:value-type="string" calcext:value-type="string">
              <text:p>t2_opt</text:p>
            </table:table-cell>
            <table:table-cell table:style-name="ce1" office:value-type="string" calcext:value-type="string">
              <text:p>t3_opt</text:p>
            </table:table-cell>
            <table:table-cell table:style-name="ce1" office:value-type="string" calcext:value-type="string">
              <text:p>elev1</text:p>
            </table:table-cell>
            <table:table-cell table:style-name="ce1" office:value-type="string" calcext:value-type="string">
              <text:p>rad1</text:p>
            </table:table-cell>
            <table:table-cell table:style-name="ce1" office:value-type="string" calcext:value-type="string">
              <text:p>elev2</text:p>
            </table:table-cell>
            <table:table-cell table:style-name="ce1" office:value-type="string" calcext:value-type="string">
              <text:p>rad2</text:p>
            </table:table-cell>
            <table:table-cell table:style-name="ce1" office:value-type="string" calcext:value-type="string">
              <text:p>year</text:p>
            </table:table-cell>
            <table:table-cell table:style-name="ce1" office:value-type="string" calcext:value-type="string">
              <text:p>cat</text:p>
            </table:table-cell>
            <table:table-cell table:style-name="ce1" office:value-type="string" calcext:value-type="string">
              <text:p>seed</text:p>
            </table:table-cell>
            <table:table-cell table:number-columns-repeated="1010"/>
          </table:table-row>
        </table:table-header-rows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05T</text:p>
          </table:table-cell>
          <table:table-cell office:value-type="float" office:value="40.239212" calcext:value-type="float">
            <text:p>40.239212</text:p>
          </table:table-cell>
          <table:table-cell office:value-type="float" office:value="-120.836209" calcext:value-type="float">
            <text:p>-120.836209</text:p>
          </table:table-cell>
          <table:table-cell office:value-type="string" calcext:value-type="string">
            <text:p>A1003T</text:p>
          </table:table-cell>
          <table:table-cell office:value-type="string" calcext:value-type="string">
            <text:p>A1097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06T</text:p>
          </table:table-cell>
          <table:table-cell office:value-type="float" office:value="40.253053" calcext:value-type="float">
            <text:p>40.253053</text:p>
          </table:table-cell>
          <table:table-cell office:value-type="float" office:value="-120.831528" calcext:value-type="float">
            <text:p>-120.831528</text:p>
          </table:table-cell>
          <table:table-cell office:value-type="string" calcext:value-type="string">
            <text:p>A1014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08T</text:p>
          </table:table-cell>
          <table:table-cell office:value-type="float" office:value="40.244229" calcext:value-type="float">
            <text:p>40.244229</text:p>
          </table:table-cell>
          <table:table-cell office:value-type="float" office:value="-120.82742" calcext:value-type="float">
            <text:p>-120.82742</text:p>
          </table:table-cell>
          <table:table-cell office:value-type="string" calcext:value-type="string">
            <text:p>A1101T</text:p>
          </table:table-cell>
          <table:table-cell office:value-type="string" calcext:value-type="string">
            <text:p>A1009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10T</text:p>
          </table:table-cell>
          <table:table-cell office:value-type="float" office:value="40.250567" calcext:value-type="float">
            <text:p>40.250567</text:p>
          </table:table-cell>
          <table:table-cell office:value-type="float" office:value="-120.825233" calcext:value-type="float">
            <text:p>-120.825233</text:p>
          </table:table-cell>
          <table:table-cell office:value-type="string" calcext:value-type="string">
            <text:p>A1094T</text:p>
          </table:table-cell>
          <table:table-cell office:value-type="string" calcext:value-type="string">
            <text:p>A1012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16T</text:p>
          </table:table-cell>
          <table:table-cell office:value-type="float" office:value="40.233342" calcext:value-type="float">
            <text:p>40.233342</text:p>
          </table:table-cell>
          <table:table-cell office:value-type="float" office:value="-120.791189" calcext:value-type="float">
            <text:p>-120.79118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17T</text:p>
          </table:table-cell>
          <table:table-cell office:value-type="float" office:value="40.27557" calcext:value-type="float">
            <text:p>40.27557</text:p>
          </table:table-cell>
          <table:table-cell office:value-type="float" office:value="-120.789054" calcext:value-type="float">
            <text:p>-120.789054</text:p>
          </table:table-cell>
          <table:table-cell office:value-type="string" calcext:value-type="string">
            <text:p>A1011T</text:p>
          </table:table-cell>
          <table:table-cell office:value-type="string" calcext:value-type="string">
            <text:p>A1115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41T</text:p>
          </table:table-cell>
          <table:table-cell office:value-type="float" office:value="40.24487" calcext:value-type="float">
            <text:p>40.24487</text:p>
          </table:table-cell>
          <table:table-cell office:value-type="float" office:value="-120.750856" calcext:value-type="float">
            <text:p>-120.7508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45T</text:p>
          </table:table-cell>
          <table:table-cell office:value-type="float" office:value="40.232865" calcext:value-type="float">
            <text:p>40.232865</text:p>
          </table:table-cell>
          <table:table-cell office:value-type="float" office:value="-120.741023" calcext:value-type="float">
            <text:p>-120.741023</text:p>
          </table:table-cell>
          <table:table-cell office:value-type="string" calcext:value-type="string">
            <text:p>A1064T</text:p>
          </table:table-cell>
          <table:table-cell office:value-type="string" calcext:value-type="string">
            <text:p>A1151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46T</text:p>
          </table:table-cell>
          <table:table-cell office:value-type="float" office:value="40.276213" calcext:value-type="float">
            <text:p>40.276213</text:p>
          </table:table-cell>
          <table:table-cell office:value-type="float" office:value="-120.711171" calcext:value-type="float">
            <text:p>-120.711171</text:p>
          </table:table-cell>
          <table:table-cell office:value-type="string" calcext:value-type="string">
            <text:p>A1004T</text:p>
          </table:table-cell>
          <table:table-cell office:value-type="string" calcext:value-type="string">
            <text:p>A1007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47T</text:p>
          </table:table-cell>
          <table:table-cell office:value-type="float" office:value="40.270057" calcext:value-type="float">
            <text:p>40.270057</text:p>
          </table:table-cell>
          <table:table-cell office:value-type="float" office:value="-120.681828" calcext:value-type="float">
            <text:p>-120.681828</text:p>
          </table:table-cell>
          <table:table-cell office:value-type="string" calcext:value-type="string">
            <text:p>A1119T</text:p>
          </table:table-cell>
          <table:table-cell office:value-type="string" calcext:value-type="string">
            <text:p>A1104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79T</text:p>
          </table:table-cell>
          <table:table-cell office:value-type="float" office:value="40.198552" calcext:value-type="float">
            <text:p>40.198552</text:p>
          </table:table-cell>
          <table:table-cell office:value-type="float" office:value="-120.733088" calcext:value-type="float">
            <text:p>-120.733088</text:p>
          </table:table-cell>
          <table:table-cell office:value-type="string" calcext:value-type="string">
            <text:p>A1092T</text:p>
          </table:table-cell>
          <table:table-cell office:value-type="string" calcext:value-type="string">
            <text:p>A1130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5T</text:p>
          </table:table-cell>
          <table:table-cell office:value-type="float" office:value="40.203913" calcext:value-type="float">
            <text:p>40.203913</text:p>
          </table:table-cell>
          <table:table-cell office:value-type="float" office:value="-120.724353" calcext:value-type="float">
            <text:p>-120.724353</text:p>
          </table:table-cell>
          <table:table-cell office:value-type="string" calcext:value-type="string">
            <text:p>A1093T</text:p>
          </table:table-cell>
          <table:table-cell office:value-type="string" calcext:value-type="string">
            <text:p>A1091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6T</text:p>
          </table:table-cell>
          <table:table-cell office:value-type="float" office:value="40.22401" calcext:value-type="float">
            <text:p>40.22401</text:p>
          </table:table-cell>
          <table:table-cell office:value-type="float" office:value="-120.722287" calcext:value-type="float">
            <text:p>-120.722287</text:p>
          </table:table-cell>
          <table:table-cell office:value-type="string" calcext:value-type="string">
            <text:p>A1117T</text:p>
          </table:table-cell>
          <table:table-cell office:value-type="string" calcext:value-type="string">
            <text:p>A1116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9T</text:p>
          </table:table-cell>
          <table:table-cell office:value-type="float" office:value="40.211632" calcext:value-type="float">
            <text:p>40.211632</text:p>
          </table:table-cell>
          <table:table-cell office:value-type="float" office:value="-120.711385" calcext:value-type="float">
            <text:p>-120.711385</text:p>
          </table:table-cell>
          <table:table-cell office:value-type="string" calcext:value-type="string">
            <text:p>A1111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00T</text:p>
          </table:table-cell>
          <table:table-cell office:value-type="float" office:value="40.201623" calcext:value-type="float">
            <text:p>40.201623</text:p>
          </table:table-cell>
          <table:table-cell office:value-type="float" office:value="-120.70396" calcext:value-type="float">
            <text:p>-120.70396</text:p>
          </table:table-cell>
          <table:table-cell office:value-type="string" calcext:value-type="string">
            <text:p>A1128T</text:p>
          </table:table-cell>
          <table:table-cell office:value-type="string" calcext:value-type="string">
            <text:p>A1078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03T</text:p>
          </table:table-cell>
          <table:table-cell office:value-type="float" office:value="40.200911" calcext:value-type="float">
            <text:p>40.200911</text:p>
          </table:table-cell>
          <table:table-cell office:value-type="float" office:value="-120.684108" calcext:value-type="float">
            <text:p>-120.684108</text:p>
          </table:table-cell>
          <table:table-cell office:value-type="string" calcext:value-type="string">
            <text:p>A1113T</text:p>
          </table:table-cell>
          <table:table-cell office:value-type="string" calcext:value-type="string">
            <text:p>A1013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05T</text:p>
          </table:table-cell>
          <table:table-cell office:value-type="float" office:value="40.20331" calcext:value-type="float">
            <text:p>40.20331</text:p>
          </table:table-cell>
          <table:table-cell office:value-type="float" office:value="-120.677715" calcext:value-type="float">
            <text:p>-120.677715</text:p>
          </table:table-cell>
          <table:table-cell office:value-type="string" calcext:value-type="string">
            <text:p>A1107T</text:p>
          </table:table-cell>
          <table:table-cell office:value-type="string" calcext:value-type="string">
            <text:p>A1108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06T</text:p>
          </table:table-cell>
          <table:table-cell office:value-type="float" office:value="40.194882" calcext:value-type="float">
            <text:p>40.194882</text:p>
          </table:table-cell>
          <table:table-cell office:value-type="float" office:value="-120.677484" calcext:value-type="float">
            <text:p>-120.677484</text:p>
          </table:table-cell>
          <table:table-cell office:value-type="string" calcext:value-type="string">
            <text:p>A1015T</text:p>
          </table:table-cell>
          <table:table-cell office:value-type="string" calcext:value-type="string">
            <text:p>A1125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09T</text:p>
          </table:table-cell>
          <table:table-cell office:value-type="float" office:value="40.201052" calcext:value-type="float">
            <text:p>40.201052</text:p>
          </table:table-cell>
          <table:table-cell office:value-type="float" office:value="-120.676458" calcext:value-type="float">
            <text:p>-120.676458</text:p>
          </table:table-cell>
          <table:table-cell office:value-type="string" calcext:value-type="string">
            <text:p>A1120T</text:p>
          </table:table-cell>
          <table:table-cell office:value-type="string" calcext:value-type="string">
            <text:p>A1121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10T</text:p>
          </table:table-cell>
          <table:table-cell office:value-type="float" office:value="40.19409" calcext:value-type="float">
            <text:p>40.19409</text:p>
          </table:table-cell>
          <table:table-cell office:value-type="float" office:value="-120.665143" calcext:value-type="float">
            <text:p>-120.665143</text:p>
          </table:table-cell>
          <table:table-cell office:value-type="string" calcext:value-type="string">
            <text:p>A1123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12T</text:p>
          </table:table-cell>
          <table:table-cell office:value-type="float" office:value="40.195355" calcext:value-type="float">
            <text:p>40.195355</text:p>
          </table:table-cell>
          <table:table-cell office:value-type="float" office:value="-120.664004" calcext:value-type="float">
            <text:p>-120.664004</text:p>
          </table:table-cell>
          <table:table-cell office:value-type="string" calcext:value-type="string">
            <text:p>A1027T</text:p>
          </table:table-cell>
          <table:table-cell office:value-type="string" calcext:value-type="string">
            <text:p>A1024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18T</text:p>
          </table:table-cell>
          <table:table-cell office:value-type="float" office:value="40.230639" calcext:value-type="float">
            <text:p>40.230639</text:p>
          </table:table-cell>
          <table:table-cell office:value-type="float" office:value="-120.658488" calcext:value-type="float">
            <text:p>-120.658488</text:p>
          </table:table-cell>
          <table:table-cell office:value-type="string" calcext:value-type="string">
            <text:p>A1028T</text:p>
          </table:table-cell>
          <table:table-cell office:value-type="string" calcext:value-type="string">
            <text:p>A1114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24T</text:p>
          </table:table-cell>
          <table:table-cell office:value-type="float" office:value="40.19057" calcext:value-type="float">
            <text:p>40.19057</text:p>
          </table:table-cell>
          <table:table-cell office:value-type="float" office:value="-120.644289" calcext:value-type="float">
            <text:p>-120.644289</text:p>
          </table:table-cell>
          <table:table-cell office:value-type="string" calcext:value-type="string">
            <text:p>A1018T</text:p>
          </table:table-cell>
          <table:table-cell office:value-type="string" calcext:value-type="string">
            <text:p>A1025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26T</text:p>
          </table:table-cell>
          <table:table-cell office:value-type="float" office:value="40.160303" calcext:value-type="float">
            <text:p>40.160303</text:p>
          </table:table-cell>
          <table:table-cell office:value-type="float" office:value="-120.680561" calcext:value-type="float">
            <text:p>-120.6805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27T</text:p>
          </table:table-cell>
          <table:table-cell office:value-type="float" office:value="40.160985" calcext:value-type="float">
            <text:p>40.160985</text:p>
          </table:table-cell>
          <table:table-cell office:value-type="float" office:value="-120.679975" calcext:value-type="float">
            <text:p>-120.67997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29T</text:p>
          </table:table-cell>
          <table:table-cell office:value-type="float" office:value="40.179664" calcext:value-type="float">
            <text:p>40.179664</text:p>
          </table:table-cell>
          <table:table-cell office:value-type="float" office:value="-120.664315" calcext:value-type="float">
            <text:p>-120.664315</text:p>
          </table:table-cell>
          <table:table-cell office:value-type="string" calcext:value-type="string">
            <text:p>A1076T</text:p>
          </table:table-cell>
          <table:table-cell office:value-type="string" calcext:value-type="string">
            <text:p>A1102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32T</text:p>
          </table:table-cell>
          <table:table-cell office:value-type="float" office:value="40.162726" calcext:value-type="float">
            <text:p>40.162726</text:p>
          </table:table-cell>
          <table:table-cell office:value-type="float" office:value="-120.659101" calcext:value-type="float">
            <text:p>-120.659101</text:p>
          </table:table-cell>
          <table:table-cell office:value-type="string" calcext:value-type="string">
            <text:p>A1134T</text:p>
          </table:table-cell>
          <table:table-cell office:value-type="string" calcext:value-type="string">
            <text:p>A1131T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33T</text:p>
          </table:table-cell>
          <table:table-cell office:value-type="float" office:value="40.161486" calcext:value-type="float">
            <text:p>40.161486</text:p>
          </table:table-cell>
          <table:table-cell office:value-type="float" office:value="-120.65322" calcext:value-type="float">
            <text:p>-120.653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36T</text:p>
          </table:table-cell>
          <table:table-cell office:value-type="float" office:value="40.154028" calcext:value-type="float">
            <text:p>40.154028</text:p>
          </table:table-cell>
          <table:table-cell office:value-type="float" office:value="-120.650927" calcext:value-type="float">
            <text:p>-120.650927</text:p>
          </table:table-cell>
          <table:table-cell office:value-type="string" calcext:value-type="string">
            <text:p>A1138T</text:p>
          </table:table-cell>
          <table:table-cell office:value-type="string" calcext:value-type="string">
            <text:p>A1135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37T</text:p>
          </table:table-cell>
          <table:table-cell office:value-type="float" office:value="40.185812" calcext:value-type="float">
            <text:p>40.185812</text:p>
          </table:table-cell>
          <table:table-cell office:value-type="float" office:value="-120.650332" calcext:value-type="float">
            <text:p>-120.650332</text:p>
          </table:table-cell>
          <table:table-cell office:value-type="string" calcext:value-type="string">
            <text:p>A1122T</text:p>
          </table:table-cell>
          <table:table-cell office:value-type="string" calcext:value-type="string">
            <text:p>A1098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41T</text:p>
          </table:table-cell>
          <table:table-cell office:value-type="float" office:value="40.158271" calcext:value-type="float">
            <text:p>40.158271</text:p>
          </table:table-cell>
          <table:table-cell office:value-type="float" office:value="-120.618599" calcext:value-type="float">
            <text:p>-120.618599</text:p>
          </table:table-cell>
          <table:table-cell office:value-type="string" calcext:value-type="string">
            <text:p>A1032T</text:p>
          </table:table-cell>
          <table:table-cell office:value-type="string" calcext:value-type="string">
            <text:p>A1139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45T</text:p>
          </table:table-cell>
          <table:table-cell office:value-type="float" office:value="40.135686" calcext:value-type="float">
            <text:p>40.135686</text:p>
          </table:table-cell>
          <table:table-cell office:value-type="float" office:value="-120.626696" calcext:value-type="float">
            <text:p>-120.626696</text:p>
          </table:table-cell>
          <table:table-cell office:value-type="string" calcext:value-type="string">
            <text:p>A1140T</text:p>
          </table:table-cell>
          <table:table-cell office:value-type="string" calcext:value-type="string">
            <text:p>A1143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47T</text:p>
          </table:table-cell>
          <table:table-cell office:value-type="float" office:value="40.102697" calcext:value-type="float">
            <text:p>40.102697</text:p>
          </table:table-cell>
          <table:table-cell office:value-type="float" office:value="-120.624084" calcext:value-type="float">
            <text:p>-120.6240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48T</text:p>
          </table:table-cell>
          <table:table-cell office:value-type="float" office:value="40.102101" calcext:value-type="float">
            <text:p>40.102101</text:p>
          </table:table-cell>
          <table:table-cell office:value-type="float" office:value="-120.622703" calcext:value-type="float">
            <text:p>-120.622703</text:p>
          </table:table-cell>
          <table:table-cell office:value-type="string" calcext:value-type="string">
            <text:p>A1160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49T</text:p>
          </table:table-cell>
          <table:table-cell office:value-type="float" office:value="40.122291" calcext:value-type="float">
            <text:p>40.122291</text:p>
          </table:table-cell>
          <table:table-cell office:value-type="float" office:value="-120.620089" calcext:value-type="float">
            <text:p>-120.620089</text:p>
          </table:table-cell>
          <table:table-cell office:value-type="string" calcext:value-type="string">
            <text:p>A1146T</text:p>
          </table:table-cell>
          <table:table-cell office:value-type="string" calcext:value-type="string">
            <text:p>A1144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0T</text:p>
          </table:table-cell>
          <table:table-cell office:value-type="float" office:value="40.133765" calcext:value-type="float">
            <text:p>40.133765</text:p>
          </table:table-cell>
          <table:table-cell office:value-type="float" office:value="-120.619209" calcext:value-type="float">
            <text:p>-120.619209</text:p>
          </table:table-cell>
          <table:table-cell office:value-type="string" calcext:value-type="string">
            <text:p>A1154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2T</text:p>
          </table:table-cell>
          <table:table-cell office:value-type="float" office:value="40.115592" calcext:value-type="float">
            <text:p>40.115592</text:p>
          </table:table-cell>
          <table:table-cell office:value-type="float" office:value="-120.617429" calcext:value-type="float">
            <text:p>-120.61742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3T</text:p>
          </table:table-cell>
          <table:table-cell office:value-type="float" office:value="40.140048" calcext:value-type="float">
            <text:p>40.140048</text:p>
          </table:table-cell>
          <table:table-cell office:value-type="float" office:value="-120.617545" calcext:value-type="float">
            <text:p>-120.617545</text:p>
          </table:table-cell>
          <table:table-cell office:value-type="string" calcext:value-type="string">
            <text:p>A1142T</text:p>
          </table:table-cell>
          <table:table-cell office:value-type="string" calcext:value-type="string">
            <text:p>A1030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5T</text:p>
          </table:table-cell>
          <table:table-cell office:value-type="float" office:value="40.115802" calcext:value-type="float">
            <text:p>40.115802</text:p>
          </table:table-cell>
          <table:table-cell office:value-type="float" office:value="-120.616351" calcext:value-type="float">
            <text:p>-120.616351</text:p>
          </table:table-cell>
          <table:table-cell office:value-type="string" calcext:value-type="string">
            <text:p>A1159T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6T</text:p>
          </table:table-cell>
          <table:table-cell office:value-type="float" office:value="40.107571" calcext:value-type="float">
            <text:p>40.107571</text:p>
          </table:table-cell>
          <table:table-cell office:value-type="float" office:value="-120.614113" calcext:value-type="float">
            <text:p>-120.6141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7T</text:p>
          </table:table-cell>
          <table:table-cell office:value-type="float" office:value="40.107141" calcext:value-type="float">
            <text:p>40.107141</text:p>
          </table:table-cell>
          <table:table-cell office:value-type="float" office:value="-120.613794" calcext:value-type="float">
            <text:p>-120.613794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8T</text:p>
          </table:table-cell>
          <table:table-cell office:value-type="float" office:value="40.108577" calcext:value-type="float">
            <text:p>40.108577</text:p>
          </table:table-cell>
          <table:table-cell office:value-type="float" office:value="-120.612805" calcext:value-type="float">
            <text:p>-120.6128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1T</text:p>
          </table:table-cell>
          <table:table-cell office:value-type="float" office:value="40.115543" calcext:value-type="float">
            <text:p>40.115543</text:p>
          </table:table-cell>
          <table:table-cell office:value-type="float" office:value="-120.611455" calcext:value-type="float">
            <text:p>-120.61145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2T</text:p>
          </table:table-cell>
          <table:table-cell office:value-type="float" office:value="40.100616" calcext:value-type="float">
            <text:p>40.100616</text:p>
          </table:table-cell>
          <table:table-cell office:value-type="float" office:value="-120.607747" calcext:value-type="float">
            <text:p>-120.607747</text:p>
          </table:table-cell>
          <table:table-cell office:value-type="string" calcext:value-type="string">
            <text:p>A1169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3T</text:p>
          </table:table-cell>
          <table:table-cell office:value-type="float" office:value="40.096723" calcext:value-type="float">
            <text:p>40.096723</text:p>
          </table:table-cell>
          <table:table-cell office:value-type="float" office:value="-120.606829" calcext:value-type="float">
            <text:p>-120.606829</text:p>
          </table:table-cell>
          <table:table-cell office:value-type="string" calcext:value-type="string">
            <text:p>A1166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4T</text:p>
          </table:table-cell>
          <table:table-cell office:value-type="float" office:value="40.098024" calcext:value-type="float">
            <text:p>40.098024</text:p>
          </table:table-cell>
          <table:table-cell office:value-type="float" office:value="-120.606712" calcext:value-type="float">
            <text:p>-120.6067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5T</text:p>
          </table:table-cell>
          <table:table-cell office:value-type="float" office:value="40.118731" calcext:value-type="float">
            <text:p>40.118731</text:p>
          </table:table-cell>
          <table:table-cell office:value-type="float" office:value="-120.606802" calcext:value-type="float">
            <text:p>-120.6068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7T</text:p>
          </table:table-cell>
          <table:table-cell office:value-type="float" office:value="40.118823" calcext:value-type="float">
            <text:p>40.118823</text:p>
          </table:table-cell>
          <table:table-cell office:value-type="float" office:value="-120.605644" calcext:value-type="float">
            <text:p>-120.605644</text:p>
          </table:table-cell>
          <table:table-cell office:value-type="string" calcext:value-type="string">
            <text:p>A1168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03T</text:p>
          </table:table-cell>
          <table:table-cell office:value-type="float" office:value="40.243541" calcext:value-type="float">
            <text:p>40.243541</text:p>
          </table:table-cell>
          <table:table-cell office:value-type="float" office:value="-120.845634" calcext:value-type="float">
            <text:p>-120.8456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04T</text:p>
          </table:table-cell>
          <table:table-cell office:value-type="float" office:value="40.240538" calcext:value-type="float">
            <text:p>40.240538</text:p>
          </table:table-cell>
          <table:table-cell office:value-type="float" office:value="-120.843843" calcext:value-type="float">
            <text:p>-120.8438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11T</text:p>
          </table:table-cell>
          <table:table-cell office:value-type="float" office:value="40.257823" calcext:value-type="float">
            <text:p>40.257823</text:p>
          </table:table-cell>
          <table:table-cell office:value-type="float" office:value="-120.817513" calcext:value-type="float">
            <text:p>-120.8175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14T</text:p>
          </table:table-cell>
          <table:table-cell office:value-type="float" office:value="40.250086" calcext:value-type="float">
            <text:p>40.250086</text:p>
          </table:table-cell>
          <table:table-cell office:value-type="float" office:value="-120.810875" calcext:value-type="float">
            <text:p>-120.81087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15T</text:p>
          </table:table-cell>
          <table:table-cell office:value-type="float" office:value="40.254294" calcext:value-type="float">
            <text:p>40.254294</text:p>
          </table:table-cell>
          <table:table-cell office:value-type="float" office:value="-120.803048" calcext:value-type="float">
            <text:p>-120.80304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18T</text:p>
          </table:table-cell>
          <table:table-cell office:value-type="float" office:value="40.234034" calcext:value-type="float">
            <text:p>40.234034</text:p>
          </table:table-cell>
          <table:table-cell office:value-type="float" office:value="-120.785839" calcext:value-type="float">
            <text:p>-120.78583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27T</text:p>
          </table:table-cell>
          <table:table-cell office:value-type="float" office:value="40.232512" calcext:value-type="float">
            <text:p>40.232512</text:p>
          </table:table-cell>
          <table:table-cell office:value-type="float" office:value="-120.775008" calcext:value-type="float">
            <text:p>-120.77500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28T</text:p>
          </table:table-cell>
          <table:table-cell office:value-type="float" office:value="40.234433" calcext:value-type="float">
            <text:p>40.234433</text:p>
          </table:table-cell>
          <table:table-cell office:value-type="float" office:value="-120.773586" calcext:value-type="float">
            <text:p>-120.773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32T</text:p>
          </table:table-cell>
          <table:table-cell office:value-type="float" office:value="40.239922" calcext:value-type="float">
            <text:p>40.239922</text:p>
          </table:table-cell>
          <table:table-cell office:value-type="float" office:value="-120.768548" calcext:value-type="float">
            <text:p>-120.76854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64T</text:p>
          </table:table-cell>
          <table:table-cell office:value-type="float" office:value="40.228077" calcext:value-type="float">
            <text:p>40.228077</text:p>
          </table:table-cell>
          <table:table-cell office:value-type="float" office:value="-120.74803" calcext:value-type="float">
            <text:p>-120.7480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76T</text:p>
          </table:table-cell>
          <table:table-cell office:value-type="float" office:value="40.19076" calcext:value-type="float">
            <text:p>40.19076</text:p>
          </table:table-cell>
          <table:table-cell office:value-type="float" office:value="-120.736755" calcext:value-type="float">
            <text:p>-120.7367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92T</text:p>
          </table:table-cell>
          <table:table-cell office:value-type="float" office:value="40.208165" calcext:value-type="float">
            <text:p>40.208165</text:p>
          </table:table-cell>
          <table:table-cell office:value-type="float" office:value="-120.727871" calcext:value-type="float">
            <text:p>-120.72787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93T</text:p>
          </table:table-cell>
          <table:table-cell office:value-type="float" office:value="40.204658" calcext:value-type="float">
            <text:p>40.204658</text:p>
          </table:table-cell>
          <table:table-cell office:value-type="float" office:value="-120.726744" calcext:value-type="float">
            <text:p>-120.72674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94T</text:p>
          </table:table-cell>
          <table:table-cell office:value-type="float" office:value="40.196443" calcext:value-type="float">
            <text:p>40.196443</text:p>
          </table:table-cell>
          <table:table-cell office:value-type="float" office:value="-120.724843" calcext:value-type="float">
            <text:p>-120.7248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01T</text:p>
          </table:table-cell>
          <table:table-cell office:value-type="float" office:value="40.210905" calcext:value-type="float">
            <text:p>40.210905</text:p>
          </table:table-cell>
          <table:table-cell office:value-type="float" office:value="-120.700335" calcext:value-type="float">
            <text:p>-120.70033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07T</text:p>
          </table:table-cell>
          <table:table-cell office:value-type="float" office:value="40.205014" calcext:value-type="float">
            <text:p>40.205014</text:p>
          </table:table-cell>
          <table:table-cell office:value-type="float" office:value="-120.677279" calcext:value-type="float">
            <text:p>-120.6772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11T</text:p>
          </table:table-cell>
          <table:table-cell office:value-type="float" office:value="40.194936" calcext:value-type="float">
            <text:p>40.194936</text:p>
          </table:table-cell>
          <table:table-cell office:value-type="float" office:value="-120.6649" calcext:value-type="float">
            <text:p>-120.66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13T</text:p>
          </table:table-cell>
          <table:table-cell office:value-type="float" office:value="40.190699" calcext:value-type="float">
            <text:p>40.190699</text:p>
          </table:table-cell>
          <table:table-cell office:value-type="float" office:value="-120.661074" calcext:value-type="float">
            <text:p>-120.6610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17T</text:p>
          </table:table-cell>
          <table:table-cell office:value-type="float" office:value="40.228785" calcext:value-type="float">
            <text:p>40.228785</text:p>
          </table:table-cell>
          <table:table-cell office:value-type="float" office:value="-120.658558" calcext:value-type="float">
            <text:p>-120.6585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19T</text:p>
          </table:table-cell>
          <table:table-cell office:value-type="float" office:value="40.188575" calcext:value-type="float">
            <text:p>40.188575</text:p>
          </table:table-cell>
          <table:table-cell office:value-type="float" office:value="-120.658031" calcext:value-type="float">
            <text:p>-120.6580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20T</text:p>
          </table:table-cell>
          <table:table-cell office:value-type="float" office:value="40.230648" calcext:value-type="float">
            <text:p>40.230648</text:p>
          </table:table-cell>
          <table:table-cell office:value-type="float" office:value="-120.657006" calcext:value-type="float">
            <text:p>-120.6570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22T</text:p>
          </table:table-cell>
          <table:table-cell office:value-type="float" office:value="40.187034" calcext:value-type="float">
            <text:p>40.187034</text:p>
          </table:table-cell>
          <table:table-cell office:value-type="float" office:value="-120.64885" calcext:value-type="float">
            <text:p>-120.6488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23T</text:p>
          </table:table-cell>
          <table:table-cell office:value-type="float" office:value="40.18785" calcext:value-type="float">
            <text:p>40.18785</text:p>
          </table:table-cell>
          <table:table-cell office:value-type="float" office:value="-120.648399" calcext:value-type="float">
            <text:p>-120.648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28T</text:p>
          </table:table-cell>
          <table:table-cell office:value-type="float" office:value="40.185551" calcext:value-type="float">
            <text:p>40.185551</text:p>
          </table:table-cell>
          <table:table-cell office:value-type="float" office:value="-120.667011" calcext:value-type="float">
            <text:p>-120.6670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34T</text:p>
          </table:table-cell>
          <table:table-cell office:value-type="float" office:value="40.164448" calcext:value-type="float">
            <text:p>40.164448</text:p>
          </table:table-cell>
          <table:table-cell office:value-type="float" office:value="-120.652237" calcext:value-type="float">
            <text:p>-120.65223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38T</text:p>
          </table:table-cell>
          <table:table-cell office:value-type="float" office:value="40.151645" calcext:value-type="float">
            <text:p>40.151645</text:p>
          </table:table-cell>
          <table:table-cell office:value-type="float" office:value="-120.640424" calcext:value-type="float">
            <text:p>-120.64042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40T</text:p>
          </table:table-cell>
          <table:table-cell office:value-type="float" office:value="40.155438" calcext:value-type="float">
            <text:p>40.155438</text:p>
          </table:table-cell>
          <table:table-cell office:value-type="float" office:value="-120.627286" calcext:value-type="float">
            <text:p>-120.6272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42T</text:p>
          </table:table-cell>
          <table:table-cell office:value-type="float" office:value="40.154449" calcext:value-type="float">
            <text:p>40.154449</text:p>
          </table:table-cell>
          <table:table-cell office:value-type="float" office:value="-120.616574" calcext:value-type="float">
            <text:p>-120.6165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46T</text:p>
          </table:table-cell>
          <table:table-cell office:value-type="float" office:value="40.13087" calcext:value-type="float">
            <text:p>40.13087</text:p>
          </table:table-cell>
          <table:table-cell office:value-type="float" office:value="-120.624448" calcext:value-type="float">
            <text:p>-120.6244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54T</text:p>
          </table:table-cell>
          <table:table-cell office:value-type="float" office:value="40.134283" calcext:value-type="float">
            <text:p>40.134283</text:p>
          </table:table-cell>
          <table:table-cell office:value-type="float" office:value="-120.617462" calcext:value-type="float">
            <text:p>-120.6174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59T</text:p>
          </table:table-cell>
          <table:table-cell office:value-type="float" office:value="40.118018" calcext:value-type="float">
            <text:p>40.118018</text:p>
          </table:table-cell>
          <table:table-cell office:value-type="float" office:value="-120.612802" calcext:value-type="float">
            <text:p>-120.61280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60T</text:p>
          </table:table-cell>
          <table:table-cell office:value-type="float" office:value="40.111325" calcext:value-type="float">
            <text:p>40.111325</text:p>
          </table:table-cell>
          <table:table-cell office:value-type="float" office:value="-120.612644" calcext:value-type="float">
            <text:p>-120.6126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66T</text:p>
          </table:table-cell>
          <table:table-cell office:value-type="float" office:value="40.101099" calcext:value-type="float">
            <text:p>40.101099</text:p>
          </table:table-cell>
          <table:table-cell office:value-type="float" office:value="-120.605534" calcext:value-type="float">
            <text:p>-120.6055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68T</text:p>
          </table:table-cell>
          <table:table-cell office:value-type="float" office:value="40.119014" calcext:value-type="float">
            <text:p>40.119014</text:p>
          </table:table-cell>
          <table:table-cell office:value-type="float" office:value="-120.604768" calcext:value-type="float">
            <text:p>-120.6047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69T</text:p>
          </table:table-cell>
          <table:table-cell office:value-type="float" office:value="40.119294" calcext:value-type="float">
            <text:p>40.119294</text:p>
          </table:table-cell>
          <table:table-cell office:value-type="float" office:value="-120.603809" calcext:value-type="float">
            <text:p>-120.6038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07T</text:p>
          </table:table-cell>
          <table:table-cell office:value-type="float" office:value="40.247637" calcext:value-type="float">
            <text:p>40.247637</text:p>
          </table:table-cell>
          <table:table-cell office:value-type="float" office:value="-120.830309" calcext:value-type="float">
            <text:p>-120.8303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09T</text:p>
          </table:table-cell>
          <table:table-cell office:value-type="float" office:value="40.24869" calcext:value-type="float">
            <text:p>40.24869</text:p>
          </table:table-cell>
          <table:table-cell office:value-type="float" office:value="-120.827405" calcext:value-type="float">
            <text:p>-120.82740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12T</text:p>
          </table:table-cell>
          <table:table-cell office:value-type="float" office:value="40.255981" calcext:value-type="float">
            <text:p>40.255981</text:p>
          </table:table-cell>
          <table:table-cell office:value-type="float" office:value="-120.816099" calcext:value-type="float">
            <text:p>-120.8160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13T</text:p>
          </table:table-cell>
          <table:table-cell office:value-type="float" office:value="40.256815" calcext:value-type="float">
            <text:p>40.256815</text:p>
          </table:table-cell>
          <table:table-cell office:value-type="float" office:value="-120.813209" calcext:value-type="float">
            <text:p>-120.8132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24T</text:p>
          </table:table-cell>
          <table:table-cell office:value-type="float" office:value="40.234634" calcext:value-type="float">
            <text:p>40.234634</text:p>
          </table:table-cell>
          <table:table-cell office:value-type="float" office:value="-120.781212" calcext:value-type="float">
            <text:p>-120.7812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25T</text:p>
          </table:table-cell>
          <table:table-cell office:value-type="float" office:value="40.2355" calcext:value-type="float">
            <text:p>40.2355</text:p>
          </table:table-cell>
          <table:table-cell office:value-type="float" office:value="-120.777188" calcext:value-type="float">
            <text:p>-120.77718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30T</text:p>
          </table:table-cell>
          <table:table-cell office:value-type="float" office:value="40.236841" calcext:value-type="float">
            <text:p>40.236841</text:p>
          </table:table-cell>
          <table:table-cell office:value-type="float" office:value="-120.770691" calcext:value-type="float">
            <text:p>-120.7706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78T</text:p>
          </table:table-cell>
          <table:table-cell office:value-type="float" office:value="40.195906" calcext:value-type="float">
            <text:p>40.195906</text:p>
          </table:table-cell>
          <table:table-cell office:value-type="float" office:value="-120.733759" calcext:value-type="float">
            <text:p>-120.7337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91T</text:p>
          </table:table-cell>
          <table:table-cell office:value-type="float" office:value="40.20483" calcext:value-type="float">
            <text:p>40.20483</text:p>
          </table:table-cell>
          <table:table-cell office:value-type="float" office:value="-120.728609" calcext:value-type="float">
            <text:p>-120.7286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97T</text:p>
          </table:table-cell>
          <table:table-cell office:value-type="float" office:value="40.200514" calcext:value-type="float">
            <text:p>40.200514</text:p>
          </table:table-cell>
          <table:table-cell office:value-type="float" office:value="-120.712776" calcext:value-type="float">
            <text:p>-120.7127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98T</text:p>
          </table:table-cell>
          <table:table-cell office:value-type="float" office:value="40.210749" calcext:value-type="float">
            <text:p>40.210749</text:p>
          </table:table-cell>
          <table:table-cell office:value-type="float" office:value="-120.711468" calcext:value-type="float">
            <text:p>-120.71146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02T</text:p>
          </table:table-cell>
          <table:table-cell office:value-type="float" office:value="40.201207" calcext:value-type="float">
            <text:p>40.201207</text:p>
          </table:table-cell>
          <table:table-cell office:value-type="float" office:value="-120.688201" calcext:value-type="float">
            <text:p>-120.6882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04T</text:p>
          </table:table-cell>
          <table:table-cell office:value-type="float" office:value="40.200042" calcext:value-type="float">
            <text:p>40.200042</text:p>
          </table:table-cell>
          <table:table-cell office:value-type="float" office:value="-120.683948" calcext:value-type="float">
            <text:p>-120.6839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08T</text:p>
          </table:table-cell>
          <table:table-cell office:value-type="float" office:value="40.20346" calcext:value-type="float">
            <text:p>40.20346</text:p>
          </table:table-cell>
          <table:table-cell office:value-type="float" office:value="-120.676573" calcext:value-type="float">
            <text:p>-120.6765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14T</text:p>
          </table:table-cell>
          <table:table-cell office:value-type="float" office:value="40.229123" calcext:value-type="float">
            <text:p>40.229123</text:p>
          </table:table-cell>
          <table:table-cell office:value-type="float" office:value="-120.659396" calcext:value-type="float">
            <text:p>-120.6593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15T</text:p>
          </table:table-cell>
          <table:table-cell office:value-type="float" office:value="40.189354" calcext:value-type="float">
            <text:p>40.189354</text:p>
          </table:table-cell>
          <table:table-cell office:value-type="float" office:value="-120.658562" calcext:value-type="float">
            <text:p>-120.6585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16T</text:p>
          </table:table-cell>
          <table:table-cell office:value-type="float" office:value="40.231261" calcext:value-type="float">
            <text:p>40.231261</text:p>
          </table:table-cell>
          <table:table-cell office:value-type="float" office:value="-120.658635" calcext:value-type="float">
            <text:p>-120.6586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21T</text:p>
          </table:table-cell>
          <table:table-cell office:value-type="float" office:value="40.228668" calcext:value-type="float">
            <text:p>40.228668</text:p>
          </table:table-cell>
          <table:table-cell office:value-type="float" office:value="-120.655805" calcext:value-type="float">
            <text:p>-120.6558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25T</text:p>
          </table:table-cell>
          <table:table-cell office:value-type="float" office:value="40.15946" calcext:value-type="float">
            <text:p>40.15946</text:p>
          </table:table-cell>
          <table:table-cell office:value-type="float" office:value="-120.684294" calcext:value-type="float">
            <text:p>-120.68429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30T</text:p>
          </table:table-cell>
          <table:table-cell office:value-type="float" office:value="40.178277" calcext:value-type="float">
            <text:p>40.178277</text:p>
          </table:table-cell>
          <table:table-cell office:value-type="float" office:value="-120.66326" calcext:value-type="float">
            <text:p>-120.6632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31T</text:p>
          </table:table-cell>
          <table:table-cell office:value-type="float" office:value="40.159407" calcext:value-type="float">
            <text:p>40.159407</text:p>
          </table:table-cell>
          <table:table-cell office:value-type="float" office:value="-120.65943" calcext:value-type="float">
            <text:p>-120.6594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35T</text:p>
          </table:table-cell>
          <table:table-cell office:value-type="float" office:value="40.155689" calcext:value-type="float">
            <text:p>40.155689</text:p>
          </table:table-cell>
          <table:table-cell office:value-type="float" office:value="-120.651467" calcext:value-type="float">
            <text:p>-120.65146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39T</text:p>
          </table:table-cell>
          <table:table-cell office:value-type="float" office:value="40.153229" calcext:value-type="float">
            <text:p>40.153229</text:p>
          </table:table-cell>
          <table:table-cell office:value-type="float" office:value="-120.62747" calcext:value-type="float">
            <text:p>-120.6274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43T</text:p>
          </table:table-cell>
          <table:table-cell office:value-type="float" office:value="40.126931" calcext:value-type="float">
            <text:p>40.126931</text:p>
          </table:table-cell>
          <table:table-cell office:value-type="float" office:value="-120.628083" calcext:value-type="float">
            <text:p>-120.6280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44T</text:p>
          </table:table-cell>
          <table:table-cell office:value-type="float" office:value="40.129655" calcext:value-type="float">
            <text:p>40.129655</text:p>
          </table:table-cell>
          <table:table-cell office:value-type="float" office:value="-120.627703" calcext:value-type="float">
            <text:p>-120.6277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51T</text:p>
          </table:table-cell>
          <table:table-cell office:value-type="float" office:value="40.137536" calcext:value-type="float">
            <text:p>40.137536</text:p>
          </table:table-cell>
          <table:table-cell office:value-type="float" office:value="-120.619211" calcext:value-type="float">
            <text:p>-120.61921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00I</text:p>
          </table:table-cell>
          <table:table-cell office:value-type="float" office:value="40.280619" calcext:value-type="float">
            <text:p>40.280619</text:p>
          </table:table-cell>
          <table:table-cell office:value-type="float" office:value="-120.77527" calcext:value-type="float">
            <text:p>-120.7752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02I</text:p>
          </table:table-cell>
          <table:table-cell office:value-type="float" office:value="40.281992" calcext:value-type="float">
            <text:p>40.281992</text:p>
          </table:table-cell>
          <table:table-cell office:value-type="float" office:value="-120.771756" calcext:value-type="float">
            <text:p>-120.77175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19I</text:p>
          </table:table-cell>
          <table:table-cell office:value-type="float" office:value="40.264346" calcext:value-type="float">
            <text:p>40.264346</text:p>
          </table:table-cell>
          <table:table-cell office:value-type="float" office:value="-120.785679" calcext:value-type="float">
            <text:p>-120.78567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23I</text:p>
          </table:table-cell>
          <table:table-cell office:value-type="float" office:value="40.27111" calcext:value-type="float">
            <text:p>40.27111</text:p>
          </table:table-cell>
          <table:table-cell office:value-type="float" office:value="-120.783988" calcext:value-type="float">
            <text:p>-120.7839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26I</text:p>
          </table:table-cell>
          <table:table-cell office:value-type="float" office:value="40.271154" calcext:value-type="float">
            <text:p>40.271154</text:p>
          </table:table-cell>
          <table:table-cell office:value-type="float" office:value="-120.776933" calcext:value-type="float">
            <text:p>-120.7769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31I</text:p>
          </table:table-cell>
          <table:table-cell office:value-type="float" office:value="40.242837" calcext:value-type="float">
            <text:p>40.242837</text:p>
          </table:table-cell>
          <table:table-cell office:value-type="float" office:value="-120.769576" calcext:value-type="float">
            <text:p>-120.7695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34I</text:p>
          </table:table-cell>
          <table:table-cell office:value-type="float" office:value="40.236117" calcext:value-type="float">
            <text:p>40.236117</text:p>
          </table:table-cell>
          <table:table-cell office:value-type="float" office:value="-120.764215" calcext:value-type="float">
            <text:p>-120.7642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35I</text:p>
          </table:table-cell>
          <table:table-cell office:value-type="float" office:value="40.238829" calcext:value-type="float">
            <text:p>40.238829</text:p>
          </table:table-cell>
          <table:table-cell office:value-type="float" office:value="-120.762481" calcext:value-type="float">
            <text:p>-120.76248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39I</text:p>
          </table:table-cell>
          <table:table-cell office:value-type="float" office:value="40.232131" calcext:value-type="float">
            <text:p>40.232131</text:p>
          </table:table-cell>
          <table:table-cell office:value-type="float" office:value="-120.753595" calcext:value-type="float">
            <text:p>-120.75359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48I</text:p>
          </table:table-cell>
          <table:table-cell office:value-type="float" office:value="40.223985" calcext:value-type="float">
            <text:p>40.223985</text:p>
          </table:table-cell>
          <table:table-cell office:value-type="float" office:value="-120.760562" calcext:value-type="float">
            <text:p>-120.7605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49I</text:p>
          </table:table-cell>
          <table:table-cell office:value-type="float" office:value="40.222634" calcext:value-type="float">
            <text:p>40.222634</text:p>
          </table:table-cell>
          <table:table-cell office:value-type="float" office:value="-120.760548" calcext:value-type="float">
            <text:p>-120.7605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52I</text:p>
          </table:table-cell>
          <table:table-cell office:value-type="float" office:value="40.23078" calcext:value-type="float">
            <text:p>40.23078</text:p>
          </table:table-cell>
          <table:table-cell office:value-type="float" office:value="-120.753581" calcext:value-type="float">
            <text:p>-120.7535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54I</text:p>
          </table:table-cell>
          <table:table-cell office:value-type="float" office:value="40.22943" calcext:value-type="float">
            <text:p>40.22943</text:p>
          </table:table-cell>
          <table:table-cell office:value-type="float" office:value="-120.753567" calcext:value-type="float">
            <text:p>-120.75356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55I</text:p>
          </table:table-cell>
          <table:table-cell office:value-type="float" office:value="40.209183" calcext:value-type="float">
            <text:p>40.209183</text:p>
          </table:table-cell>
          <table:table-cell office:value-type="float" office:value="-120.751594" calcext:value-type="float">
            <text:p>-120.75159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57I</text:p>
          </table:table-cell>
          <table:table-cell office:value-type="float" office:value="40.211884" calcext:value-type="float">
            <text:p>40.211884</text:p>
          </table:table-cell>
          <table:table-cell office:value-type="float" office:value="-120.751622" calcext:value-type="float">
            <text:p>-120.7516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59I</text:p>
          </table:table-cell>
          <table:table-cell office:value-type="float" office:value="40.210534" calcext:value-type="float">
            <text:p>40.210534</text:p>
          </table:table-cell>
          <table:table-cell office:value-type="float" office:value="-120.751608" calcext:value-type="float">
            <text:p>-120.7516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66I</text:p>
          </table:table-cell>
          <table:table-cell office:value-type="float" office:value="40.209215" calcext:value-type="float">
            <text:p>40.209215</text:p>
          </table:table-cell>
          <table:table-cell office:value-type="float" office:value="-120.746307" calcext:value-type="float">
            <text:p>-120.7463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70I</text:p>
          </table:table-cell>
          <table:table-cell office:value-type="float" office:value="40.209247" calcext:value-type="float">
            <text:p>40.209247</text:p>
          </table:table-cell>
          <table:table-cell office:value-type="float" office:value="-120.741019" calcext:value-type="float">
            <text:p>-120.7410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71I</text:p>
          </table:table-cell>
          <table:table-cell office:value-type="float" office:value="40.207907" calcext:value-type="float">
            <text:p>40.207907</text:p>
          </table:table-cell>
          <table:table-cell office:value-type="float" office:value="-120.739243" calcext:value-type="float">
            <text:p>-120.7392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80I</text:p>
          </table:table-cell>
          <table:table-cell office:value-type="float" office:value="40.194444" calcext:value-type="float">
            <text:p>40.194444</text:p>
          </table:table-cell>
          <table:table-cell office:value-type="float" office:value="-120.732058" calcext:value-type="float">
            <text:p>-120.7320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82I</text:p>
          </table:table-cell>
          <table:table-cell office:value-type="float" office:value="40.198506" calcext:value-type="float">
            <text:p>40.198506</text:p>
          </table:table-cell>
          <table:table-cell office:value-type="float" office:value="-120.730336" calcext:value-type="float">
            <text:p>-120.7303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85I</text:p>
          </table:table-cell>
          <table:table-cell office:value-type="float" office:value="40.202557" calcext:value-type="float">
            <text:p>40.202557</text:p>
          </table:table-cell>
          <table:table-cell office:value-type="float" office:value="-120.730377" calcext:value-type="float">
            <text:p>-120.73037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87I</text:p>
          </table:table-cell>
          <table:table-cell office:value-type="float" office:value="40.197166" calcext:value-type="float">
            <text:p>40.197166</text:p>
          </table:table-cell>
          <table:table-cell office:value-type="float" office:value="-120.72856" calcext:value-type="float">
            <text:p>-120.728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01I</text:p>
          </table:table-cell>
          <table:table-cell office:value-type="float" office:value="40.28063" calcext:value-type="float">
            <text:p>40.28063</text:p>
          </table:table-cell>
          <table:table-cell office:value-type="float" office:value="-120.773505" calcext:value-type="float">
            <text:p>-120.7735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20I</text:p>
          </table:table-cell>
          <table:table-cell office:value-type="float" office:value="40.268397" calcext:value-type="float">
            <text:p>40.268397</text:p>
          </table:table-cell>
          <table:table-cell office:value-type="float" office:value="-120.785723" calcext:value-type="float">
            <text:p>-120.7857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29I</text:p>
          </table:table-cell>
          <table:table-cell office:value-type="float" office:value="40.241476" calcext:value-type="float">
            <text:p>40.241476</text:p>
          </table:table-cell>
          <table:table-cell office:value-type="float" office:value="-120.771325" calcext:value-type="float">
            <text:p>-120.7713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36I</text:p>
          </table:table-cell>
          <table:table-cell office:value-type="float" office:value="40.237479" calcext:value-type="float">
            <text:p>40.237479</text:p>
          </table:table-cell>
          <table:table-cell office:value-type="float" office:value="-120.762466" calcext:value-type="float">
            <text:p>-120.7624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37I</text:p>
          </table:table-cell>
          <table:table-cell office:value-type="float" office:value="40.23749" calcext:value-type="float">
            <text:p>40.23749</text:p>
          </table:table-cell>
          <table:table-cell office:value-type="float" office:value="-120.760703" calcext:value-type="float">
            <text:p>-120.7607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40I</text:p>
          </table:table-cell>
          <table:table-cell office:value-type="float" office:value="40.233481" calcext:value-type="float">
            <text:p>40.233481</text:p>
          </table:table-cell>
          <table:table-cell office:value-type="float" office:value="-120.753609" calcext:value-type="float">
            <text:p>-120.7536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42I</text:p>
          </table:table-cell>
          <table:table-cell office:value-type="float" office:value="40.232152" calcext:value-type="float">
            <text:p>40.232152</text:p>
          </table:table-cell>
          <table:table-cell office:value-type="float" office:value="-120.750069" calcext:value-type="float">
            <text:p>-120.75006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50I</text:p>
          </table:table-cell>
          <table:table-cell office:value-type="float" office:value="40.222645" calcext:value-type="float">
            <text:p>40.222645</text:p>
          </table:table-cell>
          <table:table-cell office:value-type="float" office:value="-120.758785" calcext:value-type="float">
            <text:p>-120.7587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56I</text:p>
          </table:table-cell>
          <table:table-cell office:value-type="float" office:value="40.230791" calcext:value-type="float">
            <text:p>40.230791</text:p>
          </table:table-cell>
          <table:table-cell office:value-type="float" office:value="-120.751818" calcext:value-type="float">
            <text:p>-120.7518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58I</text:p>
          </table:table-cell>
          <table:table-cell office:value-type="float" office:value="40.213235" calcext:value-type="float">
            <text:p>40.213235</text:p>
          </table:table-cell>
          <table:table-cell office:value-type="float" office:value="-120.751636" calcext:value-type="float">
            <text:p>-120.7516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62I</text:p>
          </table:table-cell>
          <table:table-cell office:value-type="float" office:value="40.230812" calcext:value-type="float">
            <text:p>40.230812</text:p>
          </table:table-cell>
          <table:table-cell office:value-type="float" office:value="-120.748292" calcext:value-type="float">
            <text:p>-120.7482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65I</text:p>
          </table:table-cell>
          <table:table-cell office:value-type="float" office:value="40.210566" calcext:value-type="float">
            <text:p>40.210566</text:p>
          </table:table-cell>
          <table:table-cell office:value-type="float" office:value="-120.746321" calcext:value-type="float">
            <text:p>-120.74632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67I</text:p>
          </table:table-cell>
          <table:table-cell office:value-type="float" office:value="40.213277" calcext:value-type="float">
            <text:p>40.213277</text:p>
          </table:table-cell>
          <table:table-cell office:value-type="float" office:value="-120.744586" calcext:value-type="float">
            <text:p>-120.74458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69I</text:p>
          </table:table-cell>
          <table:table-cell office:value-type="float" office:value="40.209226" calcext:value-type="float">
            <text:p>40.209226</text:p>
          </table:table-cell>
          <table:table-cell office:value-type="float" office:value="-120.744544" calcext:value-type="float">
            <text:p>-120.7445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73I</text:p>
          </table:table-cell>
          <table:table-cell office:value-type="float" office:value="40.209257" calcext:value-type="float">
            <text:p>40.209257</text:p>
          </table:table-cell>
          <table:table-cell office:value-type="float" office:value="-120.739257" calcext:value-type="float">
            <text:p>-120.73925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74I</text:p>
          </table:table-cell>
          <table:table-cell office:value-type="float" office:value="40.210618" calcext:value-type="float">
            <text:p>40.210618</text:p>
          </table:table-cell>
          <table:table-cell office:value-type="float" office:value="-120.737508" calcext:value-type="float">
            <text:p>-120.73750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77I</text:p>
          </table:table-cell>
          <table:table-cell office:value-type="float" office:value="40.194434" calcext:value-type="float">
            <text:p>40.194434</text:p>
          </table:table-cell>
          <table:table-cell office:value-type="float" office:value="-120.73382" calcext:value-type="float">
            <text:p>-120.733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81I</text:p>
          </table:table-cell>
          <table:table-cell office:value-type="float" office:value="40.195805" calcext:value-type="float">
            <text:p>40.195805</text:p>
          </table:table-cell>
          <table:table-cell office:value-type="float" office:value="-120.730309" calcext:value-type="float">
            <text:p>-120.7303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83I</text:p>
          </table:table-cell>
          <table:table-cell office:value-type="float" office:value="40.197155" calcext:value-type="float">
            <text:p>40.197155</text:p>
          </table:table-cell>
          <table:table-cell office:value-type="float" office:value="-120.730323" calcext:value-type="float">
            <text:p>-120.730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86I</text:p>
          </table:table-cell>
          <table:table-cell office:value-type="float" office:value="40.201207" calcext:value-type="float">
            <text:p>40.201207</text:p>
          </table:table-cell>
          <table:table-cell office:value-type="float" office:value="-120.730363" calcext:value-type="float">
            <text:p>-120.73036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21I</text:p>
          </table:table-cell>
          <table:table-cell office:value-type="float" office:value="40.265696" calcext:value-type="float">
            <text:p>40.265696</text:p>
          </table:table-cell>
          <table:table-cell office:value-type="float" office:value="-120.785694" calcext:value-type="float">
            <text:p>-120.7856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22I</text:p>
          </table:table-cell>
          <table:table-cell office:value-type="float" office:value="40.267047" calcext:value-type="float">
            <text:p>40.267047</text:p>
          </table:table-cell>
          <table:table-cell office:value-type="float" office:value="-120.785708" calcext:value-type="float">
            <text:p>-120.7857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33I</text:p>
          </table:table-cell>
          <table:table-cell office:value-type="float" office:value="40.236106" calcext:value-type="float">
            <text:p>40.236106</text:p>
          </table:table-cell>
          <table:table-cell office:value-type="float" office:value="-120.765978" calcext:value-type="float">
            <text:p>-120.7659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38I</text:p>
          </table:table-cell>
          <table:table-cell office:value-type="float" office:value="40.23347" calcext:value-type="float">
            <text:p>40.23347</text:p>
          </table:table-cell>
          <table:table-cell office:value-type="float" office:value="-120.755372" calcext:value-type="float">
            <text:p>-120.75537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43I</text:p>
          </table:table-cell>
          <table:table-cell office:value-type="float" office:value="40.248358" calcext:value-type="float">
            <text:p>40.248358</text:p>
          </table:table-cell>
          <table:table-cell office:value-type="float" office:value="-120.750236" calcext:value-type="float">
            <text:p>-120.7502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44I</text:p>
          </table:table-cell>
          <table:table-cell office:value-type="float" office:value="40.233535" calcext:value-type="float">
            <text:p>40.233535</text:p>
          </table:table-cell>
          <table:table-cell office:value-type="float" office:value="-120.744794" calcext:value-type="float">
            <text:p>-120.74479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51I</text:p>
          </table:table-cell>
          <table:table-cell office:value-type="float" office:value="40.222656" calcext:value-type="float">
            <text:p>40.222656</text:p>
          </table:table-cell>
          <table:table-cell office:value-type="float" office:value="-120.757022" calcext:value-type="float">
            <text:p>-120.7570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53I</text:p>
          </table:table-cell>
          <table:table-cell office:value-type="float" office:value="40.213224" calcext:value-type="float">
            <text:p>40.213224</text:p>
          </table:table-cell>
          <table:table-cell office:value-type="float" office:value="-120.753399" calcext:value-type="float">
            <text:p>-120.753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60I</text:p>
          </table:table-cell>
          <table:table-cell office:value-type="float" office:value="40.229451" calcext:value-type="float">
            <text:p>40.229451</text:p>
          </table:table-cell>
          <table:table-cell office:value-type="float" office:value="-120.750041" calcext:value-type="float">
            <text:p>-120.7500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61I</text:p>
          </table:table-cell>
          <table:table-cell office:value-type="float" office:value="40.211895" calcext:value-type="float">
            <text:p>40.211895</text:p>
          </table:table-cell>
          <table:table-cell office:value-type="float" office:value="-120.74986" calcext:value-type="float">
            <text:p>-120.74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63I</text:p>
          </table:table-cell>
          <table:table-cell office:value-type="float" office:value="40.210555" calcext:value-type="float">
            <text:p>40.210555</text:p>
          </table:table-cell>
          <table:table-cell office:value-type="float" office:value="-120.748083" calcext:value-type="float">
            <text:p>-120.7480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68I</text:p>
          </table:table-cell>
          <table:table-cell office:value-type="float" office:value="40.210576" calcext:value-type="float">
            <text:p>40.210576</text:p>
          </table:table-cell>
          <table:table-cell office:value-type="float" office:value="-120.744558" calcext:value-type="float">
            <text:p>-120.7445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72I</text:p>
          </table:table-cell>
          <table:table-cell office:value-type="float" office:value="40.211958" calcext:value-type="float">
            <text:p>40.211958</text:p>
          </table:table-cell>
          <table:table-cell office:value-type="float" office:value="-120.739285" calcext:value-type="float">
            <text:p>-120.73928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75I</text:p>
          </table:table-cell>
          <table:table-cell office:value-type="float" office:value="40.211969" calcext:value-type="float">
            <text:p>40.211969</text:p>
          </table:table-cell>
          <table:table-cell office:value-type="float" office:value="-120.737522" calcext:value-type="float">
            <text:p>-120.73752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84I</text:p>
          </table:table-cell>
          <table:table-cell office:value-type="float" office:value="40.199856" calcext:value-type="float">
            <text:p>40.199856</text:p>
          </table:table-cell>
          <table:table-cell office:value-type="float" office:value="-120.73035" calcext:value-type="float">
            <text:p>-120.730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88I</text:p>
          </table:table-cell>
          <table:table-cell office:value-type="float" office:value="40.198516" calcext:value-type="float">
            <text:p>40.198516</text:p>
          </table:table-cell>
          <table:table-cell office:value-type="float" office:value="-120.728574" calcext:value-type="float">
            <text:p>-120.7285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89I</text:p>
          </table:table-cell>
          <table:table-cell office:value-type="float" office:value="40.20797" calcext:value-type="float">
            <text:p>40.20797</text:p>
          </table:table-cell>
          <table:table-cell office:value-type="float" office:value="-120.728669" calcext:value-type="float">
            <text:p>-120.7286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90I</text:p>
          </table:table-cell>
          <table:table-cell office:value-type="float" office:value="40.201217" calcext:value-type="float">
            <text:p>40.201217</text:p>
          </table:table-cell>
          <table:table-cell office:value-type="float" office:value="-120.728601" calcext:value-type="float">
            <text:p>-120.72860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05C</text:p>
          </table:table-cell>
          <table:table-cell office:value-type="float" office:value="40.239873" calcext:value-type="float">
            <text:p>40.239873</text:p>
          </table:table-cell>
          <table:table-cell office:value-type="float" office:value="-120.836061" calcext:value-type="float">
            <text:p>-120.8360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06C</text:p>
          </table:table-cell>
          <table:table-cell office:value-type="float" office:value="40.25342" calcext:value-type="float">
            <text:p>40.25342</text:p>
          </table:table-cell>
          <table:table-cell office:value-type="float" office:value="-120.83118" calcext:value-type="float">
            <text:p>-120.8311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08C</text:p>
          </table:table-cell>
          <table:table-cell office:value-type="float" office:value="40.244674" calcext:value-type="float">
            <text:p>40.244674</text:p>
          </table:table-cell>
          <table:table-cell office:value-type="float" office:value="-120.827651" calcext:value-type="float">
            <text:p>-120.82765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10C</text:p>
          </table:table-cell>
          <table:table-cell office:value-type="float" office:value="40.250393" calcext:value-type="float">
            <text:p>40.250393</text:p>
          </table:table-cell>
          <table:table-cell office:value-type="float" office:value="-120.825814" calcext:value-type="float">
            <text:p>-120.8258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16C</text:p>
          </table:table-cell>
          <table:table-cell office:value-type="float" office:value="40.233102" calcext:value-type="float">
            <text:p>40.233102</text:p>
          </table:table-cell>
          <table:table-cell office:value-type="float" office:value="-120.790664" calcext:value-type="float">
            <text:p>-120.79066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17C</text:p>
          </table:table-cell>
          <table:table-cell office:value-type="float" office:value="40.275738" calcext:value-type="float">
            <text:p>40.275738</text:p>
          </table:table-cell>
          <table:table-cell office:value-type="float" office:value="-120.789602" calcext:value-type="float">
            <text:p>-120.7896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41C</text:p>
          </table:table-cell>
          <table:table-cell office:value-type="float" office:value="40.244501" calcext:value-type="float">
            <text:p>40.244501</text:p>
          </table:table-cell>
          <table:table-cell office:value-type="float" office:value="-120.750419" calcext:value-type="float">
            <text:p>-120.7504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45C</text:p>
          </table:table-cell>
          <table:table-cell office:value-type="float" office:value="40.23291" calcext:value-type="float">
            <text:p>40.23291</text:p>
          </table:table-cell>
          <table:table-cell office:value-type="float" office:value="-120.740408" calcext:value-type="float">
            <text:p>-120.74040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46C</text:p>
          </table:table-cell>
          <table:table-cell office:value-type="float" office:value="40.275768" calcext:value-type="float">
            <text:p>40.275768</text:p>
          </table:table-cell>
          <table:table-cell office:value-type="float" office:value="-120.711284" calcext:value-type="float">
            <text:p>-120.7112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47C</text:p>
          </table:table-cell>
          <table:table-cell office:value-type="float" office:value="40.270108" calcext:value-type="float">
            <text:p>40.270108</text:p>
          </table:table-cell>
          <table:table-cell office:value-type="float" office:value="-120.681239" calcext:value-type="float">
            <text:p>-120.6812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79C</text:p>
          </table:table-cell>
          <table:table-cell office:value-type="float" office:value="40.19854" calcext:value-type="float">
            <text:p>40.19854</text:p>
          </table:table-cell>
          <table:table-cell office:value-type="float" office:value="-120.733692" calcext:value-type="float">
            <text:p>-120.73369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5C</text:p>
          </table:table-cell>
          <table:table-cell office:value-type="float" office:value="40.203457" calcext:value-type="float">
            <text:p>40.203457</text:p>
          </table:table-cell>
          <table:table-cell office:value-type="float" office:value="-120.724555" calcext:value-type="float">
            <text:p>-120.72455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6C</text:p>
          </table:table-cell>
          <table:table-cell office:value-type="float" office:value="40.224002" calcext:value-type="float">
            <text:p>40.224002</text:p>
          </table:table-cell>
          <table:table-cell office:value-type="float" office:value="-120.722943" calcext:value-type="float">
            <text:p>-120.7229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9C</text:p>
          </table:table-cell>
          <table:table-cell office:value-type="float" office:value="40.211319" calcext:value-type="float">
            <text:p>40.211319</text:p>
          </table:table-cell>
          <table:table-cell office:value-type="float" office:value="-120.711951" calcext:value-type="float">
            <text:p>-120.7119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00C</text:p>
          </table:table-cell>
          <table:table-cell office:value-type="float" office:value="40.201142" calcext:value-type="float">
            <text:p>40.201142</text:p>
          </table:table-cell>
          <table:table-cell office:value-type="float" office:value="-120.703944" calcext:value-type="float">
            <text:p>-120.7039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03C</text:p>
          </table:table-cell>
          <table:table-cell office:value-type="float" office:value="40.200676" calcext:value-type="float">
            <text:p>40.200676</text:p>
          </table:table-cell>
          <table:table-cell office:value-type="float" office:value="-120.684612" calcext:value-type="float">
            <text:p>-120.6846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05C</text:p>
          </table:table-cell>
          <table:table-cell office:value-type="float" office:value="40.203801" calcext:value-type="float">
            <text:p>40.203801</text:p>
          </table:table-cell>
          <table:table-cell office:value-type="float" office:value="-120.677201" calcext:value-type="float">
            <text:p>-120.6772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06C</text:p>
          </table:table-cell>
          <table:table-cell office:value-type="float" office:value="40.19432" calcext:value-type="float">
            <text:p>40.19432</text:p>
          </table:table-cell>
          <table:table-cell office:value-type="float" office:value="-120.67748" calcext:value-type="float">
            <text:p>-120.6774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09C</text:p>
          </table:table-cell>
          <table:table-cell office:value-type="float" office:value="40.200385" calcext:value-type="float">
            <text:p>40.200385</text:p>
          </table:table-cell>
          <table:table-cell office:value-type="float" office:value="-120.676789" calcext:value-type="float">
            <text:p>-120.6767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10C</text:p>
          </table:table-cell>
          <table:table-cell office:value-type="float" office:value="40.194466" calcext:value-type="float">
            <text:p>40.194466</text:p>
          </table:table-cell>
          <table:table-cell office:value-type="float" office:value="-120.665542" calcext:value-type="float">
            <text:p>-120.6655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12C</text:p>
          </table:table-cell>
          <table:table-cell office:value-type="float" office:value="40.195726" calcext:value-type="float">
            <text:p>40.195726</text:p>
          </table:table-cell>
          <table:table-cell office:value-type="float" office:value="-120.664401" calcext:value-type="float">
            <text:p>-120.66440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18C</text:p>
          </table:table-cell>
          <table:table-cell office:value-type="float" office:value="40.230311" calcext:value-type="float">
            <text:p>40.230311</text:p>
          </table:table-cell>
          <table:table-cell office:value-type="float" office:value="-120.658034" calcext:value-type="float">
            <text:p>-120.6580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24C</text:p>
          </table:table-cell>
          <table:table-cell office:value-type="float" office:value="40.190099" calcext:value-type="float">
            <text:p>40.190099</text:p>
          </table:table-cell>
          <table:table-cell office:value-type="float" office:value="-120.644273" calcext:value-type="float">
            <text:p>-120.64427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26C</text:p>
          </table:table-cell>
          <table:table-cell office:value-type="float" office:value="40.15996" calcext:value-type="float">
            <text:p>40.15996</text:p>
          </table:table-cell>
          <table:table-cell office:value-type="float" office:value="-120.680173" calcext:value-type="float">
            <text:p>-120.6801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27C</text:p>
          </table:table-cell>
          <table:table-cell office:value-type="float" office:value="40.160977" calcext:value-type="float">
            <text:p>40.160977</text:p>
          </table:table-cell>
          <table:table-cell office:value-type="float" office:value="-120.679222" calcext:value-type="float">
            <text:p>-120.67922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29C</text:p>
          </table:table-cell>
          <table:table-cell office:value-type="float" office:value="40.179301" calcext:value-type="float">
            <text:p>40.179301</text:p>
          </table:table-cell>
          <table:table-cell office:value-type="float" office:value="-120.664709" calcext:value-type="float">
            <text:p>-120.6647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32C</text:p>
          </table:table-cell>
          <table:table-cell office:value-type="float" office:value="40.162194" calcext:value-type="float">
            <text:p>40.162194</text:p>
          </table:table-cell>
          <table:table-cell office:value-type="float" office:value="-120.65943" calcext:value-type="float">
            <text:p>-120.6594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33C</text:p>
          </table:table-cell>
          <table:table-cell office:value-type="float" office:value="40.161043" calcext:value-type="float">
            <text:p>40.161043</text:p>
          </table:table-cell>
          <table:table-cell office:value-type="float" office:value="-120.653118" calcext:value-type="float">
            <text:p>-120.6531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36C</text:p>
          </table:table-cell>
          <table:table-cell office:value-type="float" office:value="40.153801" calcext:value-type="float">
            <text:p>40.153801</text:p>
          </table:table-cell>
          <table:table-cell office:value-type="float" office:value="-120.650366" calcext:value-type="float">
            <text:p>-120.65036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37C</text:p>
          </table:table-cell>
          <table:table-cell office:value-type="float" office:value="40.18544" calcext:value-type="float">
            <text:p>40.18544</text:p>
          </table:table-cell>
          <table:table-cell office:value-type="float" office:value="-120.649891" calcext:value-type="float">
            <text:p>-120.64989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41C</text:p>
          </table:table-cell>
          <table:table-cell office:value-type="float" office:value="40.158654" calcext:value-type="float">
            <text:p>40.158654</text:p>
          </table:table-cell>
          <table:table-cell office:value-type="float" office:value="-120.618173" calcext:value-type="float">
            <text:p>-120.61817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45C</text:p>
          </table:table-cell>
          <table:table-cell office:value-type="float" office:value="40.135572" calcext:value-type="float">
            <text:p>40.135572</text:p>
          </table:table-cell>
          <table:table-cell office:value-type="float" office:value="-120.626027" calcext:value-type="float">
            <text:p>-120.6260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47C</text:p>
          </table:table-cell>
          <table:table-cell office:value-type="float" office:value="40.102663" calcext:value-type="float">
            <text:p>40.102663</text:p>
          </table:table-cell>
          <table:table-cell office:value-type="float" office:value="-120.624816" calcext:value-type="float">
            <text:p>-120.6248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48C</text:p>
          </table:table-cell>
          <table:table-cell office:value-type="float" office:value="40.101667" calcext:value-type="float">
            <text:p>40.101667</text:p>
          </table:table-cell>
          <table:table-cell office:value-type="float" office:value="-120.622393" calcext:value-type="float">
            <text:p>-120.6223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49C</text:p>
          </table:table-cell>
          <table:table-cell office:value-type="float" office:value="40.122075" calcext:value-type="float">
            <text:p>40.122075</text:p>
          </table:table-cell>
          <table:table-cell office:value-type="float" office:value="-120.619543" calcext:value-type="float">
            <text:p>-120.6195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0C</text:p>
          </table:table-cell>
          <table:table-cell office:value-type="float" office:value="40.133239" calcext:value-type="float">
            <text:p>40.133239</text:p>
          </table:table-cell>
          <table:table-cell office:value-type="float" office:value="-120.618936" calcext:value-type="float">
            <text:p>-120.6189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2C</text:p>
          </table:table-cell>
          <table:table-cell office:value-type="float" office:value="40.11611" calcext:value-type="float">
            <text:p>40.11611</text:p>
          </table:table-cell>
          <table:table-cell office:value-type="float" office:value="-120.61763" calcext:value-type="float">
            <text:p>-120.6176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3C</text:p>
          </table:table-cell>
          <table:table-cell office:value-type="float" office:value="40.139732" calcext:value-type="float">
            <text:p>40.139732</text:p>
          </table:table-cell>
          <table:table-cell office:value-type="float" office:value="-120.618158" calcext:value-type="float">
            <text:p>-120.6181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5C</text:p>
          </table:table-cell>
          <table:table-cell office:value-type="float" office:value="40.11629" calcext:value-type="float">
            <text:p>40.11629</text:p>
          </table:table-cell>
          <table:table-cell office:value-type="float" office:value="-120.616023" calcext:value-type="float">
            <text:p>-120.61602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6C</text:p>
          </table:table-cell>
          <table:table-cell office:value-type="float" office:value="40.108077" calcext:value-type="float">
            <text:p>40.108077</text:p>
          </table:table-cell>
          <table:table-cell office:value-type="float" office:value="-120.614092" calcext:value-type="float">
            <text:p>-120.6140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7C</text:p>
          </table:table-cell>
          <table:table-cell office:value-type="float" office:value="40.106962" calcext:value-type="float">
            <text:p>40.106962</text:p>
          </table:table-cell>
          <table:table-cell office:value-type="float" office:value="-120.613145" calcext:value-type="float">
            <text:p>-120.61314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58C</text:p>
          </table:table-cell>
          <table:table-cell office:value-type="float" office:value="40.108451" calcext:value-type="float">
            <text:p>40.108451</text:p>
          </table:table-cell>
          <table:table-cell office:value-type="float" office:value="-120.613461" calcext:value-type="float">
            <text:p>-120.6134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1C</text:p>
          </table:table-cell>
          <table:table-cell office:value-type="float" office:value="40.115189" calcext:value-type="float">
            <text:p>40.115189</text:p>
          </table:table-cell>
          <table:table-cell office:value-type="float" office:value="-120.61103" calcext:value-type="float">
            <text:p>-120.6110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2C</text:p>
          </table:table-cell>
          <table:table-cell office:value-type="float" office:value="40.100989" calcext:value-type="float">
            <text:p>40.100989</text:p>
          </table:table-cell>
          <table:table-cell office:value-type="float" office:value="-120.608217" calcext:value-type="float">
            <text:p>-120.60821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3C</text:p>
          </table:table-cell>
          <table:table-cell office:value-type="float" office:value="40.096836" calcext:value-type="float">
            <text:p>40.096836</text:p>
          </table:table-cell>
          <table:table-cell office:value-type="float" office:value="-120.606226" calcext:value-type="float">
            <text:p>-120.606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4C</text:p>
          </table:table-cell>
          <table:table-cell office:value-type="float" office:value="40.09848" calcext:value-type="float">
            <text:p>40.09848</text:p>
          </table:table-cell>
          <table:table-cell office:value-type="float" office:value="-120.606591" calcext:value-type="float">
            <text:p>-120.6065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5C</text:p>
          </table:table-cell>
          <table:table-cell office:value-type="float" office:value="40.118311" calcext:value-type="float">
            <text:p>40.118311</text:p>
          </table:table-cell>
          <table:table-cell office:value-type="float" office:value="-120.606575" calcext:value-type="float">
            <text:p>-120.6065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67C</text:p>
          </table:table-cell>
          <table:table-cell office:value-type="float" office:value="40.118372" calcext:value-type="float">
            <text:p>40.118372</text:p>
          </table:table-cell>
          <table:table-cell office:value-type="float" office:value="-120.605993" calcext:value-type="float">
            <text:p>-120.6059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03C</text:p>
          </table:table-cell>
          <table:table-cell office:value-type="float" office:value="40.243326" calcext:value-type="float">
            <text:p>40.243326</text:p>
          </table:table-cell>
          <table:table-cell office:value-type="float" office:value="-120.846193" calcext:value-type="float">
            <text:p>-120.8461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04C</text:p>
          </table:table-cell>
          <table:table-cell office:value-type="float" office:value="40.240649" calcext:value-type="float">
            <text:p>40.240649</text:p>
          </table:table-cell>
          <table:table-cell office:value-type="float" office:value="-120.842941" calcext:value-type="float">
            <text:p>-120.8429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11C</text:p>
          </table:table-cell>
          <table:table-cell office:value-type="float" office:value="40.258303" calcext:value-type="float">
            <text:p>40.258303</text:p>
          </table:table-cell>
          <table:table-cell office:value-type="float" office:value="-120.817839" calcext:value-type="float">
            <text:p>-120.8178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14C</text:p>
          </table:table-cell>
          <table:table-cell office:value-type="float" office:value="40.249815" calcext:value-type="float">
            <text:p>40.249815</text:p>
          </table:table-cell>
          <table:table-cell office:value-type="float" office:value="-120.810406" calcext:value-type="float">
            <text:p>-120.81040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15C</text:p>
          </table:table-cell>
          <table:table-cell office:value-type="float" office:value="40.254028" calcext:value-type="float">
            <text:p>40.254028</text:p>
          </table:table-cell>
          <table:table-cell office:value-type="float" office:value="-120.802474" calcext:value-type="float">
            <text:p>-120.80247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18C</text:p>
          </table:table-cell>
          <table:table-cell office:value-type="float" office:value="40.233568" calcext:value-type="float">
            <text:p>40.233568</text:p>
          </table:table-cell>
          <table:table-cell office:value-type="float" office:value="-120.785761" calcext:value-type="float">
            <text:p>-120.78576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27C</text:p>
          </table:table-cell>
          <table:table-cell office:value-type="float" office:value="40.232092" calcext:value-type="float">
            <text:p>40.232092</text:p>
          </table:table-cell>
          <table:table-cell office:value-type="float" office:value="-120.775408" calcext:value-type="float">
            <text:p>-120.77540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28C</text:p>
          </table:table-cell>
          <table:table-cell office:value-type="float" office:value="40.234812" calcext:value-type="float">
            <text:p>40.234812</text:p>
          </table:table-cell>
          <table:table-cell office:value-type="float" office:value="-120.773924" calcext:value-type="float">
            <text:p>-120.7739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32C</text:p>
          </table:table-cell>
          <table:table-cell office:value-type="float" office:value="40.239886" calcext:value-type="float">
            <text:p>40.239886</text:p>
          </table:table-cell>
          <table:table-cell office:value-type="float" office:value="-120.769183" calcext:value-type="float">
            <text:p>-120.76918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64C</text:p>
          </table:table-cell>
          <table:table-cell office:value-type="float" office:value="40.228481" calcext:value-type="float">
            <text:p>40.228481</text:p>
          </table:table-cell>
          <table:table-cell office:value-type="float" office:value="-120.747692" calcext:value-type="float">
            <text:p>-120.74769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76C</text:p>
          </table:table-cell>
          <table:table-cell office:value-type="float" office:value="40.19119" calcext:value-type="float">
            <text:p>40.19119</text:p>
          </table:table-cell>
          <table:table-cell office:value-type="float" office:value="-120.737001" calcext:value-type="float">
            <text:p>-120.7370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92C</text:p>
          </table:table-cell>
          <table:table-cell office:value-type="float" office:value="40.208645" calcext:value-type="float">
            <text:p>40.208645</text:p>
          </table:table-cell>
          <table:table-cell office:value-type="float" office:value="-120.727735" calcext:value-type="float">
            <text:p>-120.72773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93C</text:p>
          </table:table-cell>
          <table:table-cell office:value-type="float" office:value="40.205016" calcext:value-type="float">
            <text:p>40.205016</text:p>
          </table:table-cell>
          <table:table-cell office:value-type="float" office:value="-120.726386" calcext:value-type="float">
            <text:p>-120.72638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94C</text:p>
          </table:table-cell>
          <table:table-cell office:value-type="float" office:value="40.196121" calcext:value-type="float">
            <text:p>40.196121</text:p>
          </table:table-cell>
          <table:table-cell office:value-type="float" office:value="-120.724375" calcext:value-type="float">
            <text:p>-120.7243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01C</text:p>
          </table:table-cell>
          <table:table-cell office:value-type="float" office:value="40.21135" calcext:value-type="float">
            <text:p>40.21135</text:p>
          </table:table-cell>
          <table:table-cell office:value-type="float" office:value="-120.700583" calcext:value-type="float">
            <text:p>-120.70058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07C</text:p>
          </table:table-cell>
          <table:table-cell office:value-type="float" office:value="40.204657" calcext:value-type="float">
            <text:p>40.204657</text:p>
          </table:table-cell>
          <table:table-cell office:value-type="float" office:value="-120.676922" calcext:value-type="float">
            <text:p>-120.6769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11C</text:p>
          </table:table-cell>
          <table:table-cell office:value-type="float" office:value="40.194905" calcext:value-type="float">
            <text:p>40.194905</text:p>
          </table:table-cell>
          <table:table-cell office:value-type="float" office:value="-120.665514" calcext:value-type="float">
            <text:p>-120.6655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13C</text:p>
          </table:table-cell>
          <table:table-cell office:value-type="float" office:value="40.190557" calcext:value-type="float">
            <text:p>40.190557</text:p>
          </table:table-cell>
          <table:table-cell office:value-type="float" office:value="-120.66182" calcext:value-type="float">
            <text:p>-120.661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17C</text:p>
          </table:table-cell>
          <table:table-cell office:value-type="float" office:value="40.229289" calcext:value-type="float">
            <text:p>40.229289</text:p>
          </table:table-cell>
          <table:table-cell office:value-type="float" office:value="-120.658387" calcext:value-type="float">
            <text:p>-120.6583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19C</text:p>
          </table:table-cell>
          <table:table-cell office:value-type="float" office:value="40.1885" calcext:value-type="float">
            <text:p>40.1885</text:p>
          </table:table-cell>
          <table:table-cell office:value-type="float" office:value="-120.658614" calcext:value-type="float">
            <text:p>-120.6586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20C</text:p>
          </table:table-cell>
          <table:table-cell office:value-type="float" office:value="40.230408" calcext:value-type="float">
            <text:p>40.230408</text:p>
          </table:table-cell>
          <table:table-cell office:value-type="float" office:value="-120.656416" calcext:value-type="float">
            <text:p>-120.6564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22C</text:p>
          </table:table-cell>
          <table:table-cell office:value-type="float" office:value="40.187127" calcext:value-type="float">
            <text:p>40.187127</text:p>
          </table:table-cell>
          <table:table-cell office:value-type="float" office:value="-120.648211" calcext:value-type="float">
            <text:p>-120.64821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23C</text:p>
          </table:table-cell>
          <table:table-cell office:value-type="float" office:value="40.187518" calcext:value-type="float">
            <text:p>40.187518</text:p>
          </table:table-cell>
          <table:table-cell office:value-type="float" office:value="-120.647929" calcext:value-type="float">
            <text:p>-120.6479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28C</text:p>
          </table:table-cell>
          <table:table-cell office:value-type="float" office:value="40.185929" calcext:value-type="float">
            <text:p>40.185929</text:p>
          </table:table-cell>
          <table:table-cell office:value-type="float" office:value="-120.667418" calcext:value-type="float">
            <text:p>-120.6674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34C</text:p>
          </table:table-cell>
          <table:table-cell office:value-type="float" office:value="40.164866" calcext:value-type="float">
            <text:p>40.164866</text:p>
          </table:table-cell>
          <table:table-cell office:value-type="float" office:value="-120.651985" calcext:value-type="float">
            <text:p>-120.65198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38C</text:p>
          </table:table-cell>
          <table:table-cell office:value-type="float" office:value="40.151406" calcext:value-type="float">
            <text:p>40.151406</text:p>
          </table:table-cell>
          <table:table-cell office:value-type="float" office:value="-120.640958" calcext:value-type="float">
            <text:p>-120.64095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40C</text:p>
          </table:table-cell>
          <table:table-cell office:value-type="float" office:value="40.155887" calcext:value-type="float">
            <text:p>40.155887</text:p>
          </table:table-cell>
          <table:table-cell office:value-type="float" office:value="-120.627492" calcext:value-type="float">
            <text:p>-120.6274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42C</text:p>
          </table:table-cell>
          <table:table-cell office:value-type="float" office:value="40.154006" calcext:value-type="float">
            <text:p>40.154006</text:p>
          </table:table-cell>
          <table:table-cell office:value-type="float" office:value="-120.616691" calcext:value-type="float">
            <text:p>-120.6166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46C</text:p>
          </table:table-cell>
          <table:table-cell office:value-type="float" office:value="40.130758" calcext:value-type="float">
            <text:p>40.130758</text:p>
          </table:table-cell>
          <table:table-cell office:value-type="float" office:value="-120.62378" calcext:value-type="float">
            <text:p>-120.623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54C</text:p>
          </table:table-cell>
          <table:table-cell office:value-type="float" office:value="40.133782" calcext:value-type="float">
            <text:p>40.133782</text:p>
          </table:table-cell>
          <table:table-cell office:value-type="float" office:value="-120.617183" calcext:value-type="float">
            <text:p>-120.6171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59C</text:p>
          </table:table-cell>
          <table:table-cell office:value-type="float" office:value="40.118292" calcext:value-type="float">
            <text:p>40.118292</text:p>
          </table:table-cell>
          <table:table-cell office:value-type="float" office:value="-120.61346" calcext:value-type="float">
            <text:p>-120.6134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60C</text:p>
          </table:table-cell>
          <table:table-cell office:value-type="float" office:value="40.11119" calcext:value-type="float">
            <text:p>40.11119</text:p>
          </table:table-cell>
          <table:table-cell office:value-type="float" office:value="-120.61322" calcext:value-type="float">
            <text:p>-120.613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66C</text:p>
          </table:table-cell>
          <table:table-cell office:value-type="float" office:value="40.1011" calcext:value-type="float">
            <text:p>40.1011</text:p>
          </table:table-cell>
          <table:table-cell office:value-type="float" office:value="-120.604707" calcext:value-type="float">
            <text:p>-120.6047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68C</text:p>
          </table:table-cell>
          <table:table-cell office:value-type="float" office:value="40.118517" calcext:value-type="float">
            <text:p>40.118517</text:p>
          </table:table-cell>
          <table:table-cell office:value-type="float" office:value="-120.604546" calcext:value-type="float">
            <text:p>-120.6045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169C</text:p>
          </table:table-cell>
          <table:table-cell office:value-type="float" office:value="40.118652" calcext:value-type="float">
            <text:p>40.118652</text:p>
          </table:table-cell>
          <table:table-cell office:value-type="float" office:value="-120.604024" calcext:value-type="float">
            <text:p>-120.6040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07C</text:p>
          </table:table-cell>
          <table:table-cell office:value-type="float" office:value="40.24717" calcext:value-type="float">
            <text:p>40.24717</text:p>
          </table:table-cell>
          <table:table-cell office:value-type="float" office:value="-120.830144" calcext:value-type="float">
            <text:p>-120.8301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09C</text:p>
          </table:table-cell>
          <table:table-cell office:value-type="float" office:value="40.249136" calcext:value-type="float">
            <text:p>40.249136</text:p>
          </table:table-cell>
          <table:table-cell office:value-type="float" office:value="-120.827519" calcext:value-type="float">
            <text:p>-120.82751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12C</text:p>
          </table:table-cell>
          <table:table-cell office:value-type="float" office:value="40.255534" calcext:value-type="float">
            <text:p>40.255534</text:p>
          </table:table-cell>
          <table:table-cell office:value-type="float" office:value="-120.815985" calcext:value-type="float">
            <text:p>-120.8159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13C</text:p>
          </table:table-cell>
          <table:table-cell office:value-type="float" office:value="40.256331" calcext:value-type="float">
            <text:p>40.256331</text:p>
          </table:table-cell>
          <table:table-cell office:value-type="float" office:value="-120.813072" calcext:value-type="float">
            <text:p>-120.8130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24C</text:p>
          </table:table-cell>
          <table:table-cell office:value-type="float" office:value="40.234124" calcext:value-type="float">
            <text:p>40.234124</text:p>
          </table:table-cell>
          <table:table-cell office:value-type="float" office:value="-120.781071" calcext:value-type="float">
            <text:p>-120.78107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25C</text:p>
          </table:table-cell>
          <table:table-cell office:value-type="float" office:value="40.235922" calcext:value-type="float">
            <text:p>40.235922</text:p>
          </table:table-cell>
          <table:table-cell office:value-type="float" office:value="-120.776668" calcext:value-type="float">
            <text:p>-120.77666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30C</text:p>
          </table:table-cell>
          <table:table-cell office:value-type="float" office:value="40.237187" calcext:value-type="float">
            <text:p>40.237187</text:p>
          </table:table-cell>
          <table:table-cell office:value-type="float" office:value="-120.771096" calcext:value-type="float">
            <text:p>-120.7710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78C</text:p>
          </table:table-cell>
          <table:table-cell office:value-type="float" office:value="40.196291" calcext:value-type="float">
            <text:p>40.196291</text:p>
          </table:table-cell>
          <table:table-cell office:value-type="float" office:value="-120.734103" calcext:value-type="float">
            <text:p>-120.7341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91C</text:p>
          </table:table-cell>
          <table:table-cell office:value-type="float" office:value="40.20526" calcext:value-type="float">
            <text:p>40.20526</text:p>
          </table:table-cell>
          <table:table-cell office:value-type="float" office:value="-120.728436" calcext:value-type="float">
            <text:p>-120.72843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97C</text:p>
          </table:table-cell>
          <table:table-cell office:value-type="float" office:value="40.200009" calcext:value-type="float">
            <text:p>40.200009</text:p>
          </table:table-cell>
          <table:table-cell office:value-type="float" office:value="-120.712902" calcext:value-type="float">
            <text:p>-120.7129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098C</text:p>
          </table:table-cell>
          <table:table-cell office:value-type="float" office:value="40.210873" calcext:value-type="float">
            <text:p>40.210873</text:p>
          </table:table-cell>
          <table:table-cell office:value-type="float" office:value="-120.712035" calcext:value-type="float">
            <text:p>-120.71203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02C</text:p>
          </table:table-cell>
          <table:table-cell office:value-type="float" office:value="40.200817" calcext:value-type="float">
            <text:p>40.200817</text:p>
          </table:table-cell>
          <table:table-cell office:value-type="float" office:value="-120.687666" calcext:value-type="float">
            <text:p>-120.6876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04C</text:p>
          </table:table-cell>
          <table:table-cell office:value-type="float" office:value="40.199808" calcext:value-type="float">
            <text:p>40.199808</text:p>
          </table:table-cell>
          <table:table-cell office:value-type="float" office:value="-120.68462" calcext:value-type="float">
            <text:p>-120.684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08C</text:p>
          </table:table-cell>
          <table:table-cell office:value-type="float" office:value="40.204055" calcext:value-type="float">
            <text:p>40.204055</text:p>
          </table:table-cell>
          <table:table-cell office:value-type="float" office:value="-120.676833" calcext:value-type="float">
            <text:p>-120.6768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14C</text:p>
          </table:table-cell>
          <table:table-cell office:value-type="float" office:value="40.229284" calcext:value-type="float">
            <text:p>40.229284</text:p>
          </table:table-cell>
          <table:table-cell office:value-type="float" office:value="-120.658839" calcext:value-type="float">
            <text:p>-120.6588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15C</text:p>
          </table:table-cell>
          <table:table-cell office:value-type="float" office:value="40.189279" calcext:value-type="float">
            <text:p>40.189279</text:p>
          </table:table-cell>
          <table:table-cell office:value-type="float" office:value="-120.659165" calcext:value-type="float">
            <text:p>-120.6591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16C</text:p>
          </table:table-cell>
          <table:table-cell office:value-type="float" office:value="40.231758" calcext:value-type="float">
            <text:p>40.231758</text:p>
          </table:table-cell>
          <table:table-cell office:value-type="float" office:value="-120.658514" calcext:value-type="float">
            <text:p>-120.6585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21C</text:p>
          </table:table-cell>
          <table:table-cell office:value-type="float" office:value="40.228531" calcext:value-type="float">
            <text:p>40.228531</text:p>
          </table:table-cell>
          <table:table-cell office:value-type="float" office:value="-120.655224" calcext:value-type="float">
            <text:p>-120.6552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25C</text:p>
          </table:table-cell>
          <table:table-cell office:value-type="float" office:value="40.159318" calcext:value-type="float">
            <text:p>40.159318</text:p>
          </table:table-cell>
          <table:table-cell office:value-type="float" office:value="-120.684915" calcext:value-type="float">
            <text:p>-120.68491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30C</text:p>
          </table:table-cell>
          <table:table-cell office:value-type="float" office:value="40.178286" calcext:value-type="float">
            <text:p>40.178286</text:p>
          </table:table-cell>
          <table:table-cell office:value-type="float" office:value="-120.663945" calcext:value-type="float">
            <text:p>-120.66394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31C</text:p>
          </table:table-cell>
          <table:table-cell office:value-type="float" office:value="40.158982" calcext:value-type="float">
            <text:p>40.158982</text:p>
          </table:table-cell>
          <table:table-cell office:value-type="float" office:value="-120.660157" calcext:value-type="float">
            <text:p>-120.66015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35C</text:p>
          </table:table-cell>
          <table:table-cell office:value-type="float" office:value="40.155894" calcext:value-type="float">
            <text:p>40.155894</text:p>
          </table:table-cell>
          <table:table-cell office:value-type="float" office:value="-120.650935" calcext:value-type="float">
            <text:p>-120.65093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39C</text:p>
          </table:table-cell>
          <table:table-cell office:value-type="float" office:value="40.152919" calcext:value-type="float">
            <text:p>40.152919</text:p>
          </table:table-cell>
          <table:table-cell office:value-type="float" office:value="-120.627043" calcext:value-type="float">
            <text:p>-120.62704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43C</text:p>
          </table:table-cell>
          <table:table-cell office:value-type="float" office:value="40.126947" calcext:value-type="float">
            <text:p>40.126947</text:p>
          </table:table-cell>
          <table:table-cell office:value-type="float" office:value="-120.627496" calcext:value-type="float">
            <text:p>-120.6274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44C</text:p>
          </table:table-cell>
          <table:table-cell office:value-type="float" office:value="40.129118" calcext:value-type="float">
            <text:p>40.129118</text:p>
          </table:table-cell>
          <table:table-cell office:value-type="float" office:value="-120.627261" calcext:value-type="float">
            <text:p>-120.6272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151C</text:p>
          </table:table-cell>
          <table:table-cell office:value-type="float" office:value="40.138021" calcext:value-type="float">
            <text:p>40.138021</text:p>
          </table:table-cell>
          <table:table-cell office:value-type="float" office:value="-120.619071" calcext:value-type="float">
            <text:p>-120.61907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Fire A: 2007 Moonlight and Antelope plot table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6-04T08:25:45.398000000</meta:print-date>
    <dc:date>2018-06-04T08:25:54.224000000</dc:date>
    <meta:editing-duration>PT9M13S</meta:editing-duration>
    <meta:editing-cycles>1</meta:editing-cycles>
    <meta:document-statistic meta:table-count="1" meta:cell-count="3885" meta:object-count="0"/>
    <meta:generator>LibreOffice/6.0.1.1$Windows_X86_64 LibreOffice_project/60bfb1526849283ce2491346ed2aa51c465abfe6</meta:generator>
  </office:meta>
</office:document-meta>
</file>